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family-generic="roman"/>
    <style:font-face style:name="DejaVu Serif" svg:font-family="'DejaVu Serif'" style:font-family-generic="roman"/>
    <style:font-face style:name="Lohit Hindi" svg:font-family="'Lohit Hindi'" style:font-family-generic="roman"/>
    <style:font-face style:name="Times New Roman" svg:font-family="'Times New Roman'" style:font-family-generic="roman"/>
    <style:font-face style:name="Arial"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1ad704" style:font-size-asian="12pt" style:font-size-complex="12pt"/>
    </style:style>
    <style:style style:name="P3" style:family="paragraph" style:parent-style-name="BrightBlue_7e_LT_7e_Gliederung_20_1">
      <style:text-properties fo:font-size="12pt" style:font-size-asian="12pt" style:font-size-complex="12pt"/>
    </style:style>
    <style:style style:name="P4" style:family="paragraph" style:parent-style-name="BrightBlue_7e_LT_7e_Gliederung_20_1">
      <style:text-properties fo:font-size="12pt" officeooo:paragraph-rsid="0019accf" style:font-size-asian="12pt" style:font-size-complex="12pt"/>
    </style:style>
    <style:style style:name="P5" style:family="paragraph" style:parent-style-name="BrightBlue_7e_LT_7e_Gliederung_20_1">
      <style:text-properties fo:font-size="12pt" officeooo:paragraph-rsid="001ad704" style:font-size-asian="12pt" style:font-size-complex="12pt"/>
    </style:style>
    <style:style style:name="P6" style:family="paragraph" style:parent-style-name="BrightBlue_7e_LT_7e_Gliederung_20_1">
      <style:text-properties fo:font-size="12pt" officeooo:paragraph-rsid="001cb818" style:font-size-asian="12pt" style:font-size-complex="12pt"/>
    </style:style>
    <style:style style:name="P7" style:family="paragraph" style:parent-style-name="Heading_20_3" style:master-page-name="Standard">
      <style:paragraph-properties style:page-number="auto"/>
      <style:text-properties officeooo:paragraph-rsid="001dbdcd"/>
    </style:style>
    <style:style style:name="P8" style:family="paragraph" style:parent-style-name="Standard">
      <style:text-properties fo:font-size="12pt" officeooo:rsid="001ad704" officeooo:paragraph-rsid="001ad704" style:font-size-asian="12pt" style:font-size-complex="12pt"/>
    </style:style>
    <style:style style:name="P9" style:family="paragraph" style:parent-style-name="Standard">
      <style:text-properties fo:font-size="12pt" officeooo:rsid="001ad704" officeooo:paragraph-rsid="001d90b5" style:font-size-asian="12pt" style:font-size-complex="12pt"/>
    </style:style>
    <style:style style:name="P10" style:family="paragraph" style:parent-style-name="Standard">
      <style:text-properties fo:font-size="12pt" officeooo:rsid="0019accf" style:font-size-asian="12pt" style:font-size-complex="12pt"/>
    </style:style>
    <style:style style:name="P11" style:family="paragraph" style:parent-style-name="Standard">
      <style:text-properties fo:font-size="12pt" officeooo:rsid="0019accf" officeooo:paragraph-rsid="0019accf" style:font-size-asian="12pt" style:font-size-complex="12pt"/>
    </style:style>
    <style:style style:name="P12" style:family="paragraph" style:parent-style-name="Standard">
      <style:text-properties fo:font-size="12pt" officeooo:rsid="0019accf" officeooo:paragraph-rsid="001d90b5" style:font-size-asian="12pt" style:font-size-complex="12pt"/>
    </style:style>
    <style:style style:name="P13" style:family="paragraph" style:parent-style-name="Standard">
      <style:text-properties fo:font-size="12pt" officeooo:rsid="0019accf" officeooo:paragraph-rsid="001dbdcd" style:font-size-asian="12pt" style:font-size-complex="12pt"/>
    </style:style>
    <style:style style:name="P14" style:family="paragraph" style:parent-style-name="BrightBlue_7e_LT_7e_Gliederung_20_1">
      <style:text-properties style:font-name="DejaVu Serif" fo:font-size="12pt" style:font-size-asian="12pt" style:font-size-complex="12pt"/>
    </style:style>
    <style:style style:name="P15" style:family="paragraph" style:parent-style-name="BrightBlue_7e_LT_7e_Gliederung_20_1">
      <style:text-properties style:font-name="DejaVu Serif" fo:font-size="12pt" officeooo:paragraph-rsid="0019accf" style:font-size-asian="12pt" style:font-size-complex="12pt"/>
    </style:style>
    <style:style style:name="P16" style:family="paragraph" style:parent-style-name="BrightBlue_7e_LT_7e_Gliederung_20_1">
      <style:text-properties fo:font-size="12pt" fo:language="kl" fo:country="GL" officeooo:paragraph-rsid="001d90b5" style:font-size-asian="12pt" style:font-size-complex="12pt"/>
    </style:style>
    <style:style style:name="P17" style:family="paragraph" style:parent-style-name="BrightBlue_7e_LT_7e_Gliederung_20_1">
      <style:text-properties fo:font-size="12pt" fo:language="kl" fo:country="GL" officeooo:rsid="0019accf" officeooo:paragraph-rsid="001d90b5" style:font-size-asian="12pt" style:font-size-complex="12pt"/>
    </style:style>
    <style:style style:name="P18" style:family="paragraph" style:parent-style-name="BrightBlue_7e_LT_7e_Gliederung_20_1">
      <style:text-properties fo:font-size="12pt" fo:language="kl" fo:country="GL" officeooo:paragraph-rsid="001dbdcd" style:font-size-asian="12pt" style:font-size-complex="12pt"/>
    </style:style>
    <style:style style:name="T1" style:family="text">
      <style:text-properties officeooo:rsid="0019accf"/>
    </style:style>
    <style:style style:name="T2" style:family="text">
      <style:text-properties style:font-name="DejaVu Serif"/>
    </style:style>
    <style:style style:name="T3" style:family="text">
      <style:text-properties style:font-name="DejaVu Serif" officeooo:rsid="0019accf"/>
    </style:style>
    <style:style style:name="T4" style:family="text">
      <style:text-properties style:font-name="DejaVu Serif" officeooo:rsid="001ad704"/>
    </style:style>
    <style:style style:name="T5" style:family="text">
      <style:text-properties style:font-name="DejaVu Serif" officeooo:rsid="001cb818"/>
    </style:style>
    <style:style style:name="T6" style:family="text">
      <style:text-properties style:font-name="DejaVu Serif" officeooo:rsid="001d90b5"/>
    </style:style>
    <style:style style:name="T7" style:family="text">
      <style:text-properties style:font-name="DejaVu Serif" officeooo:rsid="001dbdcd"/>
    </style:style>
    <style:style style:name="T8" style:family="text">
      <style:text-properties officeooo:rsid="001ad704"/>
    </style:style>
    <style:style style:name="T9" style:family="text">
      <style:text-properties officeooo:rsid="001d90b5"/>
    </style:style>
    <style:style style:name="T10" style:family="text">
      <style:text-properties officeooo:rsid="001dbd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text:span text:style-name="T10">#Erklæringer</text:span></text:h>
      <text:p text:style-name="P8">uvulær = q r</text:p>
      <text:p text:style-name="P2"><text:span text:style-name="T8">cons = f g h j k l m n </text:span><text:span text:style-name="T1">ŋ</text:span><text:span text:style-name="T8"> p s t v C</text:span></text:p>
      <text:p text:style-name="P8">vow = a e i o u</text:p>
      <text:p text:style-name="P9"><text:span text:style-name="T9">BOS = . ? ! : (fulgt af mellemrum) <text:s/>CR</text:span></text:p>
      <text:p text:style-name="P9"><text:span text:style-name="T9">whitespace = , ; (fulgt af mellemrum) mellemrum</text:span></text:p>
      <text:p text:style-name="P11"/>
      <text:p text:style-name="P8">#Beskyttelse af finalt glide og affrikaten</text:p>
      <text:p text:style-name="P8">ordfinal ai sættes til noget entydigt fx AAJ </text:p>
      <text:p text:style-name="P8">ts sættes til <text:span text:style-name="T9">noget entydigt fx </text:span>XX</text:p>
      <text:p text:style-name="P11"/>
      <text:p text:style-name="P11">#Simple translittereringer</text:p>
      <text:p text:style-name="P11">K' -&gt; Q</text:p>
      <text:p text:style-name="P11">dl -&gt; l</text:p>
      <text:p text:style-name="P11">ng -&gt; ŋ</text:p>
      <text:p text:style-name="P11">ĸ -&gt; q</text:p>
      <text:p text:style-name="P11">ss -&gt; s</text:p>
      <text:p text:style-name="P11">áu -&gt; aaC</text:p>
      <text:p text:style-name="P11">ái -&gt; aaC</text:p>
      <text:p text:style-name="P1">â<text:span text:style-name="T1"> -&gt; aa</text:span></text:p>
      <text:p text:style-name="P10">á -&gt; aC</text:p>
      <text:p text:style-name="P10">ã -&gt; aaC</text:p>
      <text:p text:style-name="P10">ê -&gt; ee</text:p>
      <text:p text:style-name="P10">í -&gt; iC</text:p>
      <text:p text:style-name="P10">î -&gt; ii</text:p>
      <text:p text:style-name="P10">ĩ -&gt; iiC</text:p>
      <text:p text:style-name="P10">ô -&gt; oo</text:p>
      <text:p text:style-name="P10">ú -&gt; uC</text:p>
      <text:p text:style-name="P10">û -&gt; uu</text:p>
      <text:p text:style-name="P10">ũ -&gt; uuC</text:p>
      <text:p text:style-name="P10"/>
      <text:p text:style-name="P8">#Assimilation</text:p>
      <text:p text:style-name="P8">ae -&gt; aa</text:p>
      <text:p text:style-name="P8">ai -&gt; aa</text:p>
      <text:p text:style-name="P8">ao -&gt; aa</text:p>
      <text:p text:style-name="P8">au -&gt; aa</text:p>
      <text:p text:style-name="P8">cons1 cons2 -&gt; cons2 cons2</text:p>
      <text:p text:style-name="P10"/>
      <text:p text:style-name="P12"><text:span text:style-name="T9">#Postprocessing</text:span></text:p>
      <text:p text:style-name="P12"><text:span text:style-name="T9">Stort bogstav efter BOS</text:span></text:p>
      <text:p text:style-name="P12"><text:span text:style-name="T9">e whitespace -&gt; i whitespace</text:span></text:p>
      <text:p text:style-name="P12"><text:span text:style-name="T9">o whitespace -&gt; u whitespace</text:span></text:p>
      <text:p text:style-name="P12"><text:span text:style-name="T9">ŋ</text:span>ŋ<text:span text:style-name="T9"> -&gt; nng</text:span></text:p>
      <text:p text:style-name="P12"><text:span text:style-name="T9">ŋ -&gt; ng</text:span></text:p>
      <text:p text:style-name="P13"><text:span text:style-name="T10">rq -&gt; qq</text:span></text:p>
      <text:p text:style-name="P12"><text:span text:style-name="T9">v -&gt; NULL / u __ i, e, a</text:span></text:p>
      <text:p text:style-name="P12"><text:span text:style-name="T9">tt -&gt; ts / __ i, e</text:span></text:p>
      <text:p text:style-name="P12"><text:span text:style-name="T9">AAJ -&gt; ai</text:span></text:p>
      <text:p text:style-name="P12"><text:span text:style-name="T9">XX -&gt; ts</text:span></text:p>
      <text:p text:style-name="P10"/>
      <text:p text:style-name="P10"><text:soft-page-break/></text:p>
      <text:p text:style-name="P10"/>
      <text:p text:style-name="P11">#Begyndelsen</text:p>
      <text:p text:style-name="P3"><text:span text:style-name="T3">nuna</text:span><text:span text:style-name="T2">ĸarfingmingne kiserngorúkiartuínarput. ilait autdlakãput, tamarmik avangnamut, avangnamut.</text:span></text:p>
      <text:p text:style-name="P3"><text:span text:style-name="T3">akugtusinatik </text:span><text:span text:style-name="T2">ĸimugsit ĸavánga nagdliútaraut tamarmik taima inoĸartigissut, usitigissut. ilãne uvdlĩnararaut, ilãne ĸimugserfigssángorserdlugo </text:span><text:span text:style-name="T2">aussissaraut, erinitsagkiartuínardlutigdlo imaĸ atugssaussumik sikuniariartoĸ taimak avangnamut, utertoĸásanatigdlo.</text:span></text:p>
      <text:p text:style-name="P14">Avatákut kisingajangmik uníngassûlerput itsaĸ inuit nunarssuáne. inũssutigssat nãmagtut pigait, ukioĸ aussardlo tamarmik inũssutigssauteĸarput, angatdlaveĸarputdlo ingiarniúneĸarnigssamingnik erngumanauteĸángitsumik. piniagagssat nunamiut imarmiutdlo atissaralugitdlo nerissarait táukunúngalo atortugssamingnik pivfigissardlugit. sôrme tauva nuna taimáitoĸ ĸimásavât ímaĸa nunagssaĸ ajorssarfigssaĸ asule tikĩnásavdlugo?</text:p>
      <text:p text:style-name="P11">#Mekaniske translittereringer</text:p>
      <text:p text:style-name="P4"><text:span text:style-name="T3">nunaq</text:span><text:span text:style-name="T2">arfi</text:span><text:span text:style-name="T3">ŋ</text:span><text:span text:style-name="T2">mi</text:span><text:span text:style-name="T3">ŋ</text:span><text:span text:style-name="T2">ne kiser</text:span><text:span text:style-name="T3">ŋ</text:span><text:span text:style-name="T2">oruCkiartuiCnarput. ilait autlakaaCput, tamarmik ava</text:span><text:span text:style-name="T3">ŋ</text:span><text:span text:style-name="T2">namut, ava</text:span><text:span text:style-name="T3">ŋ</text:span><text:span text:style-name="T2">namut.</text:span></text:p>
      <text:p text:style-name="P4"><text:span text:style-name="T3">akugtusinatik q</text:span><text:span text:style-name="T2">imugsit </text:span><text:span text:style-name="T3">q</text:span><text:span text:style-name="T2">avaC</text:span><text:span text:style-name="T3">ŋ</text:span><text:span text:style-name="T2">a nagliuCtaraut tamarmik taima ino</text:span><text:span text:style-name="T3">q</text:span><text:span text:style-name="T2">artigisut, usitigisut. ilaaCne uvliiCnararaut, ilaaCne </text:span><text:span text:style-name="T3">q</text:span><text:span text:style-name="T2">imugserfigsaC</text:span><text:span text:style-name="T3">ŋ</text:span><text:span text:style-name="T2">orserlugo ausisaraut, eriniXXagkiartuiCnarlutiglo ima</text:span><text:span text:style-name="T3">q</text:span><text:span text:style-name="T2"> atugsausumik sikuniariarto</text:span><text:span text:style-name="T3">q</text:span><text:span text:style-name="T2"> taimak ava</text:span><text:span text:style-name="T3">ŋ</text:span><text:span text:style-name="T2">namut, uterto</text:span><text:span text:style-name="T3">q</text:span><text:span text:style-name="T2">aCsanatiglo.</text:span></text:p>
      <text:p text:style-name="P4"><text:span text:style-name="T2">AvataCkut kisi</text:span><text:span text:style-name="T3">ŋ</text:span><text:span text:style-name="T2">aja</text:span><text:span text:style-name="T3">ŋ</text:span><text:span text:style-name="T2">mik uniC</text:span><text:span text:style-name="T3">ŋ</text:span><text:span text:style-name="T2">asuulerput iXXa</text:span><text:span text:style-name="T3">q</text:span><text:span text:style-name="T2"> inuit nunarsuaCne. inuuCsutigsat naaCmagtut pigait, ukio</text:span><text:span text:style-name="T3">q</text:span><text:span text:style-name="T2"> ausarlo tamarmik inuuCsutigsaute</text:span><text:span text:style-name="T3">q</text:span><text:span text:style-name="T2">arput, a</text:span><text:span text:style-name="T3">ŋ</text:span><text:span text:style-name="T2">atlave</text:span><text:span text:style-name="T3">q</text:span><text:span text:style-name="T2">arputlo i</text:span><text:span text:style-name="T3">ŋ</text:span><text:span text:style-name="T2">iarniuCne</text:span><text:span text:style-name="T3">q</text:span><text:span text:style-name="T2">arnigsami</text:span><text:span text:style-name="T3">ŋ</text:span><text:span text:style-name="T2">nik er</text:span><text:span text:style-name="T3">ŋ</text:span><text:span text:style-name="T2">umanaute</text:span><text:span text:style-name="T3">q</text:span><text:span text:style-name="T2">aC</text:span><text:span text:style-name="T3">ŋ</text:span><text:span text:style-name="T2">iXXumik. piniagagsat nunamiut imarmiutlo atisaralugitlo nerisarait t</text:span><text:span text:style-name="T3">aaC</text:span><text:span text:style-name="T2">kunuC</text:span><text:span text:style-name="T3">ŋ</text:span><text:span text:style-name="T2">alo atortugsami</text:span><text:span text:style-name="T3">ŋ</text:span><text:span text:style-name="T2">nik pivfigisarlugit. soorme tauva nuna taim</text:span><text:span text:style-name="T3">aaC</text:span><text:span text:style-name="T2">to</text:span><text:span text:style-name="T3">q</text:span><text:span text:style-name="T2"> </text:span><text:span text:style-name="T3">q</text:span><text:span text:style-name="T2">imaCsavaat iCma</text:span><text:span text:style-name="T3">q</text:span><text:span text:style-name="T2">a nunagsaĸ ajorsarfigsa</text:span><text:span text:style-name="T3">q</text:span><text:span text:style-name="T2"> asule tikiiCnaCsavlugo?</text:span></text:p>
      <text:p text:style-name="P15"/>
      <text:p text:style-name="P2"><text:span text:style-name="T1">#</text:span><text:span text:style-name="T8">Assimilationsregler</text:span></text:p>
      <text:p text:style-name="P5"><text:span text:style-name="T3">nunaq</text:span><text:span text:style-name="T2">arfi</text:span><text:span text:style-name="T4">m</text:span><text:span text:style-name="T2">mi</text:span><text:span text:style-name="T4">n</text:span><text:span text:style-name="T2">ne kiser</text:span><text:span text:style-name="T3">ŋ</text:span><text:span text:style-name="T2">oru</text:span><text:span text:style-name="T4">k</text:span><text:span text:style-name="T2">kiartui</text:span><text:span text:style-name="T4">n</text:span><text:span text:style-name="T2">narput. ila</text:span><text:span text:style-name="T4">a</text:span><text:span text:style-name="T2">t a</text:span><text:span text:style-name="T4">al</text:span><text:span text:style-name="T2">lakaa</text:span><text:span text:style-name="T4">p</text:span><text:span text:style-name="T2">put, tamarmik ava</text:span><text:span text:style-name="T4">n</text:span><text:span text:style-name="T2">namut, ava</text:span><text:span text:style-name="T4">n</text:span><text:span text:style-name="T2">namut.</text:span></text:p>
      <text:p text:style-name="P5"><text:span text:style-name="T3">aku</text:span><text:span text:style-name="T4">t</text:span><text:span text:style-name="T3">tusinatik q</text:span><text:span text:style-name="T2">imu</text:span><text:span text:style-name="T4">s</text:span><text:span text:style-name="T2">sit </text:span><text:span text:style-name="T3">q</text:span><text:span text:style-name="T2">ava</text:span><text:span text:style-name="T3">ŋŋ</text:span><text:span text:style-name="T2">a na</text:span><text:span text:style-name="T4">l</text:span><text:span text:style-name="T2">liu</text:span><text:span text:style-name="T4">t</text:span><text:span text:style-name="T2">tara</text:span><text:span text:style-name="T4">a</text:span><text:span text:style-name="T2">t tamarmik ta</text:span><text:span text:style-name="T4">a</text:span><text:span text:style-name="T2">ma ino</text:span><text:span text:style-name="T3">q</text:span><text:span text:style-name="T2">artigisut, usitigisut. ilaa</text:span><text:span text:style-name="T4">n</text:span><text:span text:style-name="T2">ne u</text:span><text:span text:style-name="T4">l</text:span><text:span text:style-name="T2">lii</text:span><text:span text:style-name="T4">n</text:span><text:span text:style-name="T2">narara</text:span><text:span text:style-name="T4">a</text:span><text:span text:style-name="T2">t, ilaa</text:span><text:span text:style-name="T4">n</text:span><text:span text:style-name="T2">ne </text:span><text:span text:style-name="T3">q</text:span><text:span text:style-name="T2">imu</text:span><text:span text:style-name="T4">s</text:span><text:span text:style-name="T2">serfi</text:span><text:span text:style-name="T4">s</text:span><text:span text:style-name="T2">sa</text:span><text:span text:style-name="T3">ŋŋ</text:span><text:span text:style-name="T2">orserlugo a</text:span><text:span text:style-name="T4">a</text:span><text:span text:style-name="T2">sisara</text:span><text:span text:style-name="T4">a</text:span><text:span text:style-name="T2">t, eriniXXa</text:span><text:span text:style-name="T5">k</text:span><text:span text:style-name="T2">kiartui</text:span><text:span text:style-name="T5">n</text:span><text:span text:style-name="T2">narluti</text:span><text:span text:style-name="T5">l</text:span><text:span text:style-name="T2">lo ima</text:span><text:span text:style-name="T3">q</text:span><text:span text:style-name="T2"> atu</text:span><text:span text:style-name="T5">s</text:span><text:span text:style-name="T2">sa</text:span><text:span text:style-name="T5">a</text:span><text:span text:style-name="T2">sumik sikuniariarto</text:span><text:span text:style-name="T3">q</text:span><text:span text:style-name="T2"> ta</text:span><text:span text:style-name="T5">a</text:span><text:span text:style-name="T2">mak ava</text:span><text:span text:style-name="T5">n</text:span><text:span text:style-name="T2">namut, uterto</text:span><text:span text:style-name="T3">q</text:span><text:span text:style-name="T2">a</text:span><text:span text:style-name="T5">s</text:span><text:span text:style-name="T2">sanati</text:span><text:span text:style-name="T5">l</text:span><text:span text:style-name="T2">lo.</text:span></text:p>
      <text:p text:style-name="P6"><text:span text:style-name="T2">Avata</text:span><text:span text:style-name="T5">k</text:span><text:span text:style-name="T2">kut kisi</text:span><text:span text:style-name="T3">ŋ</text:span><text:span text:style-name="T2">aja</text:span><text:span text:style-name="T5">m</text:span><text:span text:style-name="T2">mik uni</text:span><text:span text:style-name="T3">ŋŋ</text:span><text:span text:style-name="T2">asuulerput iXXa</text:span><text:span text:style-name="T3">q</text:span><text:span text:style-name="T2"> inuit nunarsua</text:span><text:span text:style-name="T5">n</text:span><text:span text:style-name="T2">ne. inuu</text:span><text:span text:style-name="T5">s</text:span><text:span text:style-name="T2">suti</text:span><text:span text:style-name="T5">s</text:span><text:span text:style-name="T2">sat naa</text:span><text:span text:style-name="T5">m</text:span><text:span text:style-name="T2">ma</text:span><text:span text:style-name="T5">t</text:span><text:span text:style-name="T2">tut piga</text:span><text:span text:style-name="T5">a</text:span><text:span text:style-name="T2">t, ukio</text:span><text:span text:style-name="T3">q</text:span><text:span text:style-name="T2"> a</text:span><text:span text:style-name="T5">a</text:span><text:span text:style-name="T2">sarlo tamarmik inuu</text:span><text:span text:style-name="T5">s</text:span><text:span text:style-name="T2">suti</text:span><text:span text:style-name="T5">s</text:span><text:span text:style-name="T2">sa</text:span><text:span text:style-name="T5">a</text:span><text:span text:style-name="T2">te</text:span><text:span text:style-name="T3">q</text:span><text:span text:style-name="T2">arput, a</text:span><text:span text:style-name="T3">ŋ</text:span><text:span text:style-name="T2">a</text:span><text:span text:style-name="T5">l</text:span><text:span text:style-name="T2">lave</text:span><text:span text:style-name="T3">q</text:span><text:span text:style-name="T2">arpu</text:span><text:span text:style-name="T5">l</text:span><text:span text:style-name="T2">lo i</text:span><text:span text:style-name="T3">ŋ</text:span><text:span text:style-name="T2">iarniu</text:span><text:span text:style-name="T5">n</text:span><text:span text:style-name="T2">ne</text:span><text:span text:style-name="T3">q</text:span><text:span text:style-name="T2">arni</text:span><text:span text:style-name="T5">s</text:span><text:span text:style-name="T2">sami</text:span><text:span text:style-name="T5">n</text:span><text:span text:style-name="T2">nik er</text:span><text:span text:style-name="T3">ŋ</text:span><text:span text:style-name="T2">umana</text:span><text:span text:style-name="T5">a</text:span><text:span text:style-name="T2">te</text:span><text:span text:style-name="T3">q</text:span><text:span text:style-name="T2">a</text:span><text:span text:style-name="T3">ŋŋ</text:span><text:span text:style-name="T2">iXXumik. piniaga</text:span><text:span text:style-name="T5">s</text:span><text:span text:style-name="T2">sat nunamiut imarmiu</text:span><text:span text:style-name="T5">l</text:span><text:span text:style-name="T2">lo atisaralugi</text:span><text:span text:style-name="T5">l</text:span><text:span text:style-name="T2">lo nerisara</text:span><text:span text:style-name="T5">a</text:span><text:span text:style-name="T2">t t</text:span><text:span text:style-name="T3">aa</text:span><text:span text:style-name="T5">k</text:span><text:span text:style-name="T2">kunu</text:span><text:span text:style-name="T3">ŋŋ</text:span><text:span text:style-name="T2">alo atortu</text:span><text:span text:style-name="T5">s</text:span><text:span text:style-name="T2">sami</text:span><text:span text:style-name="T5">n</text:span><text:span text:style-name="T2">nik pi</text:span><text:span text:style-name="T5">f</text:span><text:span text:style-name="T2">figisarlugit. soorme ta</text:span><text:span text:style-name="T5">a</text:span><text:span text:style-name="T2">va nuna </text:span><text:soft-page-break/><text:span text:style-name="T2">ta</text:span><text:span text:style-name="T5">a</text:span><text:span text:style-name="T2">m</text:span><text:span text:style-name="T3">aa</text:span><text:span text:style-name="T5">t</text:span><text:span text:style-name="T2">to</text:span><text:span text:style-name="T3">q</text:span><text:span text:style-name="T2"> </text:span><text:span text:style-name="T3">q</text:span><text:span text:style-name="T2">ima</text:span><text:span text:style-name="T5">s</text:span><text:span text:style-name="T2">savaat i</text:span><text:span text:style-name="T5">m</text:span><text:span text:style-name="T2">ma</text:span><text:span text:style-name="T3">q</text:span><text:span text:style-name="T2">a nuna</text:span><text:span text:style-name="T5">s</text:span><text:span text:style-name="T2">sa</text:span><text:span text:style-name="T5">q</text:span><text:span text:style-name="T2"> ajorsarfi</text:span><text:span text:style-name="T5">s</text:span><text:span text:style-name="T2">sa</text:span><text:span text:style-name="T3">q</text:span><text:span text:style-name="T2"> asule tikii</text:span><text:span text:style-name="T5">n</text:span><text:span text:style-name="T2">na</text:span><text:span text:style-name="T5">s</text:span><text:span text:style-name="T2">sa</text:span><text:span text:style-name="T5">l</text:span><text:span text:style-name="T2">lugo?</text:span></text:p>
      <text:p text:style-name="P14"/>
      <text:p text:style-name="P10"/>
      <text:p text:style-name="P12"><text:span text:style-name="T9">#Postprocessing</text:span></text:p>
      <text:p text:style-name="P12"/>
      <text:p text:style-name="P16"><text:span text:style-name="T6">N</text:span><text:span text:style-name="T3">unaq</text:span><text:span text:style-name="T2">arfi</text:span><text:span text:style-name="T4">m</text:span><text:span text:style-name="T2">mi</text:span><text:span text:style-name="T4">n</text:span><text:span text:style-name="T2">n</text:span><text:span text:style-name="T6">i</text:span><text:span text:style-name="T2"> kiser</text:span><text:span text:style-name="T6">ng</text:span><text:span text:style-name="T2">oru</text:span><text:span text:style-name="T4">k</text:span><text:span text:style-name="T2">kiartui</text:span><text:span text:style-name="T4">n</text:span><text:span text:style-name="T2">narput. ila</text:span><text:span text:style-name="T4">a</text:span><text:span text:style-name="T2">t a</text:span><text:span text:style-name="T4">al</text:span><text:span text:style-name="T2">lakaa</text:span><text:span text:style-name="T4">p</text:span><text:span text:style-name="T2">put, tamarmik ava</text:span><text:span text:style-name="T4">n</text:span><text:span text:style-name="T2">namut, ava</text:span><text:span text:style-name="T4">n</text:span><text:span text:style-name="T2">namut.</text:span></text:p>
      <text:p text:style-name="P18"><text:span text:style-name="T6">A</text:span><text:span text:style-name="T3">ku</text:span><text:span text:style-name="T4">t</text:span><text:span text:style-name="T3">tusinatik q</text:span><text:span text:style-name="T2">imu</text:span><text:span text:style-name="T4">s</text:span><text:span text:style-name="T2">sit </text:span><text:span text:style-name="T3">q</text:span><text:span text:style-name="T2">ava</text:span><text:span text:style-name="T6">nng</text:span><text:span text:style-name="T2">a na</text:span><text:span text:style-name="T4">l</text:span><text:span text:style-name="T2">liu</text:span><text:span text:style-name="T4">t</text:span><text:span text:style-name="T2">tara</text:span><text:span text:style-name="T4">a</text:span><text:span text:style-name="T2">t tamarmik ta</text:span><text:span text:style-name="T4">a</text:span><text:span text:style-name="T2">ma ino</text:span><text:span text:style-name="T3">q</text:span><text:span text:style-name="T2">artigisut, usitigisut. </text:span><text:span text:style-name="T6">I</text:span><text:span text:style-name="T2">laa</text:span><text:span text:style-name="T4">n</text:span><text:span text:style-name="T2">n</text:span><text:span text:style-name="T6">i</text:span><text:span text:style-name="T2"> u</text:span><text:span text:style-name="T4">l</text:span><text:span text:style-name="T2">lii</text:span><text:span text:style-name="T4">n</text:span><text:span text:style-name="T2">nar</text:span><text:span text:style-name="T7">ara</text:span><text:span text:style-name="T4">a</text:span><text:span text:style-name="T7">t</text:span><text:span text:style-name="T2">, ilaa</text:span><text:span text:style-name="T4">n</text:span><text:span text:style-name="T2">n</text:span><text:span text:style-name="T6">i</text:span><text:span text:style-name="T2"> </text:span><text:span text:style-name="T3">q</text:span><text:span text:style-name="T2">imu</text:span><text:span text:style-name="T4">s</text:span><text:span text:style-name="T2">serfi</text:span><text:span text:style-name="T4">s</text:span><text:span text:style-name="T2">sa</text:span><text:span text:style-name="T6">nng</text:span><text:span text:style-name="T2">or</text:span><text:span text:style-name="T7">serlug</text:span><text:span text:style-name="T6">u</text:span><text:span text:style-name="T2"> a</text:span><text:span text:style-name="T4">a</text:span><text:span text:style-name="T2">sisara</text:span><text:span text:style-name="T4">a</text:span><text:span text:style-name="T2">t, erini</text:span><text:span text:style-name="T6">ts</text:span><text:span text:style-name="T2">a</text:span><text:span text:style-name="T5">k</text:span><text:span text:style-name="T2">kiartui</text:span><text:span text:style-name="T5">n</text:span><text:span text:style-name="T2">narluti</text:span><text:span text:style-name="T5">l</text:span><text:span text:style-name="T2">l</text:span><text:span text:style-name="T6">u</text:span><text:span text:style-name="T2"> ima</text:span><text:span text:style-name="T3">q</text:span><text:span text:style-name="T2"> atu</text:span><text:span text:style-name="T5">s</text:span><text:span text:style-name="T2">sa</text:span><text:span text:style-name="T5">a</text:span><text:span text:style-name="T2">sumik sikuniariarto</text:span><text:span text:style-name="T3">q</text:span><text:span text:style-name="T2"> ta</text:span><text:span text:style-name="T5">a</text:span><text:span text:style-name="T2">mak ava</text:span><text:span text:style-name="T5">n</text:span><text:span text:style-name="T2">namut, uterto</text:span><text:span text:style-name="T3">q</text:span><text:span text:style-name="T2">a</text:span><text:span text:style-name="T5">s</text:span><text:span text:style-name="T2">sanati</text:span><text:span text:style-name="T5">l</text:span><text:span text:style-name="T2">l</text:span><text:span text:style-name="T6">u</text:span><text:span text:style-name="T2">.</text:span></text:p>
      <text:p text:style-name="P17"><text:span text:style-name="T2">Avata</text:span><text:span text:style-name="T5">k</text:span><text:span text:style-name="T2">kut kisi</text:span><text:span text:style-name="T6">ng</text:span><text:span text:style-name="T2">aja</text:span><text:span text:style-name="T5">m</text:span><text:span text:style-name="T2">mik uni</text:span><text:span text:style-name="T6">nng</text:span><text:span text:style-name="T2">asuulerput i</text:span><text:span text:style-name="T6">ts</text:span><text:span text:style-name="T2">aq inuit nunarsua</text:span><text:span text:style-name="T5">n</text:span><text:span text:style-name="T2">n</text:span><text:span text:style-name="T6">i</text:span><text:span text:style-name="T2">. </text:span><text:span text:style-name="T6">I</text:span><text:span text:style-name="T2">nuu</text:span><text:span text:style-name="T5">s</text:span><text:span text:style-name="T2">suti</text:span><text:span text:style-name="T5">s</text:span><text:span text:style-name="T2">sat naa</text:span><text:span text:style-name="T5">m</text:span><text:span text:style-name="T2">ma</text:span><text:span text:style-name="T5">t</text:span><text:span text:style-name="T2">tut piga</text:span><text:span text:style-name="T5">a</text:span><text:span text:style-name="T2">t, ukioq a</text:span><text:span text:style-name="T5">a</text:span><text:span text:style-name="T2">sarl</text:span><text:span text:style-name="T6">u</text:span><text:span text:style-name="T2"> tamarmik inuu</text:span><text:span text:style-name="T5">s</text:span><text:span text:style-name="T2">suti</text:span><text:span text:style-name="T5">s</text:span><text:span text:style-name="T2">sa</text:span><text:span text:style-name="T5">a</text:span><text:span text:style-name="T2">teqarput, a</text:span><text:span text:style-name="T6">ng</text:span><text:span text:style-name="T2">a</text:span><text:span text:style-name="T5">l</text:span><text:span text:style-name="T2">laveqarpu</text:span><text:span text:style-name="T5">l</text:span><text:span text:style-name="T2">l</text:span><text:span text:style-name="T6">u</text:span><text:span text:style-name="T2"> i</text:span><text:span text:style-name="T6">ng</text:span><text:span text:style-name="T2">iarniu</text:span><text:span text:style-name="T5">n</text:span><text:span text:style-name="T2">neqarni</text:span><text:span text:style-name="T5">s</text:span><text:span text:style-name="T2">sami</text:span><text:span text:style-name="T5">n</text:span><text:span text:style-name="T2">nik er</text:span><text:span text:style-name="T6">ng</text:span><text:span text:style-name="T2">umana</text:span><text:span text:style-name="T5">a</text:span><text:span text:style-name="T2">teqa</text:span><text:span text:style-name="T6">nng</text:span><text:span text:style-name="T2">i</text:span><text:span text:style-name="T6">ts</text:span><text:span text:style-name="T2">umik. </text:span><text:span text:style-name="T6">P</text:span><text:span text:style-name="T2">iniaga</text:span><text:span text:style-name="T5">s</text:span><text:span text:style-name="T2">sat nunamiut imarmiu</text:span><text:span text:style-name="T5">l</text:span><text:span text:style-name="T2">l</text:span><text:span text:style-name="T6">u</text:span><text:span text:style-name="T2"> atisaralugi</text:span><text:span text:style-name="T5">l</text:span><text:span text:style-name="T2">l</text:span><text:span text:style-name="T6">u</text:span><text:span text:style-name="T2"> nerisara</text:span><text:span text:style-name="T5">a</text:span><text:span text:style-name="T2">t taa</text:span><text:span text:style-name="T5">k</text:span><text:span text:style-name="T2">kunu</text:span><text:span text:style-name="T6">nng</text:span><text:span text:style-name="T2">al</text:span><text:span text:style-name="T6">u</text:span><text:span text:style-name="T2"> atortu</text:span><text:span text:style-name="T5">s</text:span><text:span text:style-name="T2">sami</text:span><text:span text:style-name="T5">n</text:span><text:span text:style-name="T2">nik pi</text:span><text:span text:style-name="T5">f</text:span><text:span text:style-name="T2">figisarlugit. </text:span><text:span text:style-name="T6">S</text:span><text:span text:style-name="T2">oorm</text:span><text:span text:style-name="T6">i</text:span><text:span text:style-name="T2"> ta</text:span><text:span text:style-name="T5">a</text:span><text:span text:style-name="T2">va nuna ta</text:span><text:span text:style-name="T5">a</text:span><text:span text:style-name="T2">maa</text:span><text:span text:style-name="T5">t</text:span><text:span text:style-name="T2">toq qima</text:span><text:span text:style-name="T5">s</text:span><text:span text:style-name="T2">savaat i</text:span><text:span text:style-name="T5">m</text:span><text:span text:style-name="T2">maqa nuna</text:span><text:span text:style-name="T5">s</text:span><text:span text:style-name="T2">sa</text:span><text:span text:style-name="T5">q</text:span><text:span text:style-name="T2"> ajorsarfi</text:span><text:span text:style-name="T5">s</text:span><text:span text:style-name="T2">saq asul</text:span><text:span text:style-name="T6">i</text:span><text:span text:style-name="T2"> tikii</text:span><text:span text:style-name="T5">n</text:span><text:span text:style-name="T2">na</text:span><text:span text:style-name="T5">s</text:span><text:span text:style-name="T2">sa</text:span><text:span text:style-name="T5">l</text:span><text:span text:style-name="T2">lug</text:span><text:span text:style-name="T6">u</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family-generic="roman"/>
    <style:font-face style:name="DejaVu Serif" svg:font-family="'DejaVu Serif'" style:font-family-generic="roman"/>
    <style:font-face style:name="Lohit Hindi" svg:font-family="'Lohit Hindi'" style:font-family-generic="roman"/>
    <style:font-face style:name="Times New Roman" svg:font-family="'Times New Roman'" style:font-family-generic="roman"/>
    <style:font-face style:name="Arial"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a" fo:country="DK"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 fo:font-size="9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ejaVu Serif"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size="18pt" fo:font-style="normal" fo:text-shadow="none" style:text-underline-style="none" fo:font-weight="normal" style:letter-kerning="true" style:font-name-asian="DejaVu Sans" style:font-size-asian="18pt" style:font-style-asian="normal" style:font-weight-asian="normal" style:font-name-complex="Arial"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BrightBlue_7e_LT_7e_Gliederung_20_1" style:display-name="BrightBlue~LT~Gliederung 1" style:family="paragraph" style:default-outline-level="">
      <style:paragraph-properties fo:margin-left="0cm" fo:margin-right="0cm" fo:margin-top="0cm" fo:margin-bottom="0.406cm" style:contextual-spacing="false" fo:orphans="2" fo:widows="2" fo:text-indent="0cm" style:auto-text-indent="false" style:writing-mode="lr-tb"/>
      <style:text-properties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left="0cm" fo:margin-right="0cm" fo:margin-top="0cm" fo:margin-bottom="0.325cm" style:contextual-spacing="false" fo:text-indent="0cm" style:auto-text-indent="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left="0cm" fo:margin-right="0cm" fo:margin-top="0cm" fo:margin-bottom="0.243cm" style:contextual-spacing="false" fo:text-indent="0cm" style:auto-text-indent="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left="0cm" fo:margin-right="0cm" fo:margin-top="0cm" fo:margin-bottom="0.162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left="0cm" fo:margin-right="0cm" fo:margin-top="0cm" fo:margin-bottom="0.081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left="0cm" fo:margin-right="0cm" fo:margin-top="0cm" fo:margin-bottom="0.081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left="0cm" fo:margin-right="0cm" fo:margin-top="0cm" fo:margin-bottom="0.081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left="0cm" fo:margin-right="0cm" fo:margin-top="0cm" fo:margin-bottom="0.081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left="0cm" fo:margin-right="0cm" fo:margin-top="0cm" fo:margin-bottom="0.081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fo:orphans="2" fo:widows="2" style:writing-mode="lr-tb"/>
      <style:text-properties style:text-outline="false" style:text-line-through-style="none" style:font-name="Lohit Hindi"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BrightBlue_7e_LT_7e_Untertitel" style:display-name="BrightBlue~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BrightBlue_7e_LT_7e_Notizen" style:display-name="BrightBlue~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BrightBlue_7e_LT_7e_Hintergrundobjekte" style:display-name="BrightBlue~LT~Hintergrundobjekte" style:family="paragraph" style:default-outline-level="">
      <style:paragraph-properties fo:orphans="2" fo:widows="2" style:writing-mode="lr-tb"/>
      <style:text-properties style:font-name="Times New Roman" fo:font-size="12pt" style:letter-kerning="true" style:font-name-asian="DejaVu Sans" style:font-size-asian="12pt" style:font-name-complex="Arial" style:font-size-complex="12pt"/>
    </style:style>
    <style:style style:name="BrightBlue_7e_LT_7e_Hintergrund" style:display-name="BrightBlue~LT~Hintergrund" style:family="paragraph" style:default-outline-level="">
      <style:paragraph-properties fo:orphans="2" fo:widows="2" style:writing-mode="lr-tb"/>
      <style:text-properties style:font-name="Times New Roman" fo:font-size="12pt" style:letter-kerning="true" style:font-name-asian="DejaVu Sans" style:font-size-asian="12pt" style:font-name-complex="Arial"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Arial Unicode MS" fo:font-size="18pt" style:letter-kerning="true" style:font-name-asian="DejaVu Sans" style:font-size-asian="18pt" style:font-name-complex="Arial"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DejaVu Sans" style:font-size-asian="12pt" style:font-name-complex="Arial"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DejaVu Sans" style:font-size-asian="12pt" style:font-name-complex="Arial" style:font-size-complex="12pt"/>
    </style:style>
    <style:style style:name="Note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Outline_20_1" style:display-name="Outline 1" style:family="paragraph" style:default-outline-level="">
      <style:paragraph-properties fo:margin-left="0cm" fo:margin-right="0cm" fo:margin-top="0cm" fo:margin-bottom="0.406cm" style:contextual-spacing="false" fo:orphans="2" fo:widows="2" fo:text-indent="0cm" style:auto-text-indent="false" style:writing-mode="lr-tb"/>
      <style:text-properties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325cm" style:contextual-spacing="false" fo:text-indent="0cm" style:auto-text-indent="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243cm" style:contextual-spacing="false" fo:text-indent="0cm" style:auto-text-indent="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162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081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081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081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081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081cm" style:contextual-spacing="false"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8:13:49</meta:creation-date>
    <dc:date>2014-01-28T14:39:14</dc:date>
    <meta:editing-duration>PT5M49S</meta:editing-duration>
    <meta:editing-cycles>2</meta:editing-cycles>
    <meta:generator>LibreOffice/4.0.6.2$MacOSX_x86 LibreOffice_project/2e2573268451a50806fcd60ae2d9fe01dd0ce24</meta:generator>
    <meta:document-statistic meta:table-count="0" meta:image-count="0" meta:object-count="0" meta:page-count="3" meta:paragraph-count="61" meta:word-count="436" meta:character-count="3809" meta:non-whitespace-character-count="3432"/>
  </office:meta>
</office:document-meta>
</file>